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in" style:rel-width="100%" fo:margin-top="0in" fo:margin-bottom="0in" table:align="center" style:writing-mode="lr-tb"/>
    </style:style>
    <style:style style:name="Table1.A" style:family="table-column">
      <style:table-column-properties style:column-width="0.6681in" style:rel-column-width="7294*"/>
    </style:style>
    <style:style style:name="Table1.B" style:family="table-column">
      <style:table-column-properties style:column-width="1.1924in" style:rel-column-width="13021*"/>
    </style:style>
    <style:style style:name="Table1.C" style:family="table-column">
      <style:table-column-properties style:column-width="0.8438in" style:rel-column-width="9215*"/>
    </style:style>
    <style:style style:name="Table1.D" style:family="table-column">
      <style:table-column-properties style:column-width="1.2097in" style:rel-column-width="13211*"/>
    </style:style>
    <style:style style:name="Table1.E" style:family="table-column">
      <style:table-column-properties style:column-width="0.984in" style:rel-column-width="10748*"/>
    </style:style>
    <style:style style:name="Table1.F" style:family="table-column">
      <style:table-column-properties style:column-width="1.1028in" style:rel-column-width="12043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style:border-line-width="0.0208in 0.0104in 0.0104in" fo:padding-left="0.0313in" fo:padding-right="0.0104in" fo:padding-top="0.0104in" fo:padding-bottom="0.0104in" fo:border="3pt double #00000a">
        <style:background-image/>
      </style:table-cell-properties>
    </style:style>
    <style:style style:name="Table1.F5" style:family="table-cell">
      <style:table-cell-properties style:vertical-align="middle" fo:background-color="#cccccc" style:border-line-width="0.0208in 0.0104in 0.0104in" fo:padding-left="0.0313in" fo:padding-right="0.0104in" fo:padding-top="0.0104in" fo:padding-bottom="0.0104in" fo:border="3pt double #00000a">
        <style:background-image/>
      </style:table-cell-properties>
    </style:style>
    <style:style style:name="P1" style:family="paragraph" style:parent-style-name="Standard" style:list-style-name="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" fo:font-size="10pt" style:font-size-asian="10pt" style:font-size-complex="10pt"/>
    </style:style>
    <style:style style:name="P4" style:family="paragraph" style:parent-style-name="Standard">
      <style:text-properties style:font-name="Times" fo:font-size="10pt" style:font-size-asian="10pt" style:font-name-complex="Times New Roman" style:font-size-complex="10pt"/>
    </style:style>
    <style:style style:name="P5" style:family="paragraph" style:parent-style-name="Standard" style:list-style-name="" style:master-page-name="Standard">
      <style:paragraph-properties style:page-number="auto"/>
    </style:style>
    <style:style style:name="T1" style:family="text">
      <style:text-properties style:font-name="Times" fo:font-size="18pt" fo:font-weight="bold" style:font-size-asian="18pt" style:font-weight-asian="bold" style:font-size-complex="10pt"/>
    </style:style>
    <style:style style:name="T2" style:family="text">
      <style:text-properties style:font-name="Times" fo:font-size="10pt" style:font-size-asian="10pt" style:font-name-complex="Times New Roman" style:font-size-complex="10pt"/>
    </style:style>
    <style:style style:name="T3" style:family="text">
      <style:text-properties style:font-name="Times" fo:font-size="10pt" style:font-size-asian="10pt" style:font-size-complex="10pt"/>
    </style:style>
    <style:style style:name="T4" style:family="text">
      <style:text-properties style:font-name="Times" fo:font-size="10pt" fo:font-weight="bold" style:font-size-asian="10pt" style:font-weight-asian="bold" style:font-size-complex="10pt"/>
    </style:style>
    <style:style style:name="T5" style:family="text">
      <style:text-properties style:font-name="Times" fo:font-size="10pt" fo:font-weight="bold" style:font-size-asian="10pt" style:font-weight-asian="bold" style:font-name-complex="Times New Roman" style:font-size-complex="10pt"/>
    </style:style>
    <style:style style:name="T6" style:family="text">
      <style:text-properties style:font-name="Times" fo:font-size="10pt" fo:font-style="italic" style:font-size-asian="10pt" style:font-style-asian="italic" style:font-size-complex="10pt"/>
    </style:style>
    <style:style style:name="T7" style:family="text">
      <style:text-properties style:font-name="Times" fo:font-size="13.5pt" fo:font-weight="bold" style:font-size-asian="13.5pt" style:font-weight-asian="bold" style:font-size-complex="10pt"/>
    </style:style>
    <style:style style:name="T8" style:family="text">
      <style:text-properties fo:color="#0000ff" style:font-name="Times" fo:font-size="18pt" style:text-underline-style="solid" style:text-underline-width="auto" style:text-underline-color="font-color" fo:font-weight="bold" style:font-size-asian="18pt" style:font-weight-asian="bold" style:font-size-complex="10pt"/>
    </style:style>
    <style:style style:name="T9" style:family="text">
      <style:text-properties fo:color="#0000ff" style:font-name="Times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10" style:family="text">
      <style:text-properties fo:color="#0000ff" style:font-name="Times" fo:font-size="10pt" style:text-underline-style="solid" style:text-underline-width="auto" style:text-underline-color="font-color" fo:font-weight="bold" style:font-size-asian="10pt" style:font-weight-asian="bold" style:font-name-complex="Times New Roman" style:font-size-complex="10pt"/>
    </style:style>
    <style:style style:name="T11" style:family="text">
      <style:text-properties fo:color="#0000ff" style:font-name="Times" fo:font-size="13.5pt" style:text-underline-style="solid" style:text-underline-width="auto" style:text-underline-color="font-color" fo:font-weight="bold" style:font-size-asian="13.5pt" style:font-weight-asian="bold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bookmark text:name="Topic_Schedule"/><text:span text:style-name="T1">[</text:span><text:a xlink:type="simple" xlink:href="http://teachingopensource.org/index.php?title=POSSE_RIT&amp;action=edit&amp;section=14"><text:span text:style-name="T8">edit</text:span></text:a><text:span text:style-name="T1">] Topic Schedule </text:span></text:h>
      <text:p text:style-name="Standard"><text:span text:style-name="T2">This schedule is flexible, but gives an idea of the agenda we will be covering.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Standard"><text:span text:style-name="T3">Theme: </text:span></text:p>
          </table:table-cell>
          <table:table-cell table:style-name="Table1.A1" office:value-type="string">
            <text:p text:style-name="P2"><text:span text:style-name="T4">Open </text:span></text:p>
          </table:table-cell>
          <table:table-cell table:style-name="Table1.A1" office:value-type="string">
            <text:p text:style-name="P2"><text:span text:style-name="T4">Source </text:span></text:p>
          </table:table-cell>
          <table:table-cell table:style-name="Table1.A1" office:value-type="string">
            <text:p text:style-name="P2"><text:span text:style-name="T4">Development </text:span></text:p>
          </table:table-cell>
          <table:table-cell table:style-name="Table1.A1" office:value-type="string">
            <text:p text:style-name="P2"><text:span text:style-name="T4">and </text:span></text:p>
          </table:table-cell>
          <table:table-cell table:style-name="Table1.A1" office:value-type="string">
            <text:p text:style-name="P2"><text:span text:style-name="T4">Teaching 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">Day: </text:span></text:p>
          </table:table-cell>
          <table:table-cell table:style-name="Table1.A1" office:value-type="string">
            <text:p text:style-name="P2"><text:a xlink:type="simple" xlink:href="http://teachingopensource.org/index.php/POSSE_RIT_Monday"><text:span text:style-name="T9">Monday</text:span></text:a><text:span text:style-name="T4"> </text:span></text:p>
          </table:table-cell>
          <table:table-cell table:style-name="Table1.A1" office:value-type="string">
            <text:p text:style-name="P2"><text:a xlink:type="simple" xlink:href="http://teachingopensource.org/index.php/POSSE_RIT_Tuesday"><text:span text:style-name="T9">Tuesday</text:span></text:a><text:span text:style-name="T4"> </text:span></text:p>
          </table:table-cell>
          <table:table-cell table:style-name="Table1.A1" office:value-type="string">
            <text:p text:style-name="P2"><text:a xlink:type="simple" xlink:href="http://teachingopensource.org/index.php/POSSE_RIT_Wednesday"><text:span text:style-name="T9">Wednesday</text:span></text:a><text:span text:style-name="T4"> </text:span></text:p>
          </table:table-cell>
          <table:table-cell table:style-name="Table1.A1" office:value-type="string">
            <text:p text:style-name="P2"><text:a xlink:type="simple" xlink:href="http://teachingopensource.org/index.php/POSSE_RIT_Thursday"><text:span text:style-name="T9">Thursday</text:span></text:a><text:span text:style-name="T4"> </text:span></text:p>
          </table:table-cell>
          <table:table-cell table:style-name="Table1.A1" office:value-type="string">
            <text:p text:style-name="P2"><text:a xlink:type="simple" xlink:href="http://teachingopensource.org/index.php/POSSE_RIT_Friday"><text:span text:style-name="T9">Friday</text:span></text:a><text:span text:style-name="T4"> 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4">Morning A (~8:30-break) </text:span></text:p>
          </table:table-cell>
          <table:table-cell table:style-name="Table1.A1" office:value-type="string">
            <text:p text:style-name="Standard"><text:a xlink:type="simple" xlink:href="http://teachingopensource.org/index.php/POSSE_RIT_Monday#Overview_from_20000_feet"><text:span text:style-name="T9">Overview from 20000 feet</text:span></text:a><text:span text:style-name="T3"> - What Open Source is about; intro to the Fedora and Sugar projects; our teaching model; learning plan for the week </text:span></text:p>
          </table:table-cell>
          <table:table-cell table:style-name="Table1.A1" table:number-rows-spanned="2" office:value-type="string">
            <text:p text:style-name="Standard"><text:a xlink:type="simple" xlink:href="http://teachingopensource.org/index.php/POSSE_RIT_Tuesday#Getting_and_building_source"><text:span text:style-name="T9">Getting and building source</text:span></text:a><text:span text:style-name="T3"> - Obtaining source, build environment and tools, build systems, building </text:span></text:p>
          </table:table-cell>
          <table:table-cell table:style-name="Table1.A1" office:value-type="string">
            <text:p text:style-name="Standard"><text:a xlink:type="simple" xlink:href="http://teachingopensource.org/index.php/POSSE_RIT_Wednesday#Using_Bugzilla"><text:span text:style-name="T9">Using Bugzilla</text:span></text:a><text:span text:style-name="T3"> - Intro to Bugzilla, what is a bug?, bugzilla basics, writing a good bug/comment, review, bugmail </text:span></text:p>
            <text:p text:style-name="Standard"><text:span text:style-name="T5">Submit Fedora packages for review.</text:span><text:span text:style-name="T2"> </text:span></text:p>
          </table:table-cell>
          <table:table-cell table:style-name="Table1.A1" office:value-type="string">
            <text:p text:style-name="Standard"><text:span text:style-name="T6">(Developing in Community Continued)</text:span><text:span text:style-name="T3"> </text:span></text:p>
            <text:p text:style-name="Standard"><text:a xlink:type="simple" xlink:href="http://teachingopensource.org/index.php/POSSE_RIT_Thursday#Debugging_and_testing"><text:span text:style-name="T10">Debugging and testing</text:span></text:a><text:span text:style-name="T2"> - Debugging tools and techniques overview/ demo, debug and release builds, source servers, debuggers, stack traces </text:span></text:p>
          </table:table-cell>
          <table:table-cell table:style-name="Table1.A1" table:number-rows-spanned="2" office:value-type="string">
            <text:p text:style-name="Standard"><text:a xlink:type="simple" xlink:href="http://teachingopensource.org/index.php/POSSE_RIT_Friday#Teaching_Open_Source"><text:span text:style-name="T9">Teaching Open Source</text:span></text:a><text:span text:style-name="T3"> - What we've learned, examination of the teaching techniques used through the week, and a look at the particular challenges of teaching within the community (e.g., grading, etc). </text:span></text:p>
            <text:p text:style-name="Standard"><text:a xlink:type="simple" xlink:href="http://teachingopensource.org/index.php/POSSE_RIT_Friday#Wrap-up_Session"><text:span text:style-name="T10">Wrap-up Session</text:span></text:a><text:span text:style-name="T2"> - What does your course look like? (presentations), spreading the flame, staying in touch, feedback. 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4">Morning B (break-12:00) </text:span></text:p>
          </table:table-cell>
          <table:table-cell table:style-name="Table1.A1" office:value-type="string">
            <text:p text:style-name="Standard"><text:a xlink:type="simple" xlink:href="http://teachingopensource.org/index.php/POSSE_RIT_Monday#Community_.26_Communication"><text:span text:style-name="T9">Community &amp; Communication</text:span></text:a><text:span text:style-name="T3"> - How communication provides the 'Open'; F2F, synch and async communication; communication tools; synthetic third culture. </text:span></text:p>
          </table:table-cell>
          <table:covered-table-cell/>
          <table:table-cell table:style-name="Table1.A1" office:value-type="string">
            <text:p text:style-name="Standard"><text:a xlink:type="simple" xlink:href="http://teachingopensource.org/index.php/POSSE_RIT_Wednesday#Developing_in_Community"><text:span text:style-name="T9">Developing in Community</text:span></text:a><text:span text:style-name="T3"> - Navigating/ searching, changing, testing, creating patches </text:span></text:p>
          </table:table-cell>
          <table:table-cell table:style-name="Table1.A1" office:value-type="string">
            <text:p text:style-name="Standard"><text:a xlink:type="simple" xlink:href="http://teachingopensource.org/index.php/POSSE_RIT_Thursday#Open_Source_Collaborative_Development"><text:span text:style-name="T9">Open Source Collaborative Development</text:span></text:a><text:span text:style-name="T3"> - Solving problems in a team. 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><text:span text:style-name="T4">Afternoon (1 - ~3 (will vary)) </text:span></text:p>
          </table:table-cell>
          <table:table-cell table:style-name="Table1.A1" office:value-type="string">
            <text:p text:style-name="Standard"><text:a xlink:type="simple" xlink:href="http://teachingopensource.org/index.php/POSSE_RIT_Monday#IRC_lab"><text:span text:style-name="T9">IRC lab</text:span></text:a><text:span text:style-name="T3"> - Working with colleagues exclusively online </text:span></text:p>
          </table:table-cell>
          <table:table-cell table:style-name="Table1.A1" office:value-type="string">
            <text:p text:style-name="Standard"><text:a xlink:type="simple" xlink:href="http://teachingopensource.org/index.php/POSSE_RIT_Tuesday#RPM_Packaging_Basics"><text:span text:style-name="T9">RPM Packaging Basics</text:span></text:a><text:span text:style-name="T3"> - What they are, how to use them, and how to create them </text:span></text:p>
          </table:table-cell>
          <table:table-cell table:style-name="Table1.A1" office:value-type="string">
            <text:p text:style-name="Standard"><text:a xlink:type="simple" xlink:href="http://teachingopensource.org/index.php/POSSE_RIT_Wednesday#UI_Bug"><text:span text:style-name="T9">UI Bug</text:span></text:a><text:span text:style-name="T3"> - Altering/enhancing the user interface in Firefox, creating a patch, having it reviewed </text:span></text:p>
          </table:table-cell>
          <table:table-cell table:style-name="Table1.A1" office:value-type="string">
            <text:p text:style-name="Standard"><text:a xlink:type="simple" xlink:href="http://teachingopensource.org/index.php/POSSE_RIT_Thursday#Student_Project_Case_Studies"><text:span text:style-name="T9">Student Project Case Studies</text:span></text:a><text:span text:style-name="T3"> </text:span></text:p>
          </table:table-cell>
          <table:table-cell table:style-name="Table1.F5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4">Evening </text:span></text:p>
          </table:table-cell>
          <table:table-cell table:style-name="Table1.A1" office:value-type="string">
            <text:p text:style-name="Standard"><text:a xlink:type="simple" xlink:href="http://teachingopensource.org/index.php/POSSE_RIT_Monday#Overnight_deliverable"><text:span text:style-name="T9">Overnight deliverable</text:span></text:a><text:span text:style-name="T4">:</text:span><text:span text:style-name="T3"> Get online (Create accounts (FAS, Wiki, Blog, Planet, IRC); create a personal wiki page; try at least 3 IRC clients, pick one, blog about it, check that blog is on Planet POSSE) </text:span></text:p>
          </table:table-cell>
          <table:table-cell table:style-name="Table1.A1" office:value-type="string">
            <text:p text:style-name="Standard"><text:a xlink:type="simple" xlink:href="http://teachingopensource.org/index.php/POSSE_RIT_Tuesday#Overnight_deliverable"><text:span text:style-name="T9">Overnight deliverable</text:span></text:a><text:span text:style-name="T4">:</text:span><text:span text:style-name="T3"> Create a package for Fedora. We'll get them into the review process on Wednesday. </text:span></text:p>
          </table:table-cell>
          <table:table-cell table:style-name="Table1.A1" office:value-type="string">
            <text:p text:style-name="Standard"><text:a xlink:type="simple" xlink:href="http://teachingopensource.org/index.php/POSSE_RIT_Wednesday#Overnight_deliverable"><text:span text:style-name="T9">Overnight deliverable</text:span></text:a><text:span text:style-name="T4">:</text:span><text:span text:style-name="T3"> Push packages through review, review the UI lab patches. </text:span></text:p>
          </table:table-cell>
          <table:table-cell table:style-name="Table1.A1" office:value-type="string">
            <text:p text:style-name="Standard"><text:a xlink:type="simple" xlink:href="http://teachingopensource.org/index.php/POSSE_RIT_Thursday#BBQ_Dinner"><text:span text:style-name="T9">BBQ Dinner</text:span></text:a><text:span text:style-name="T3"> with Open Source community members. </text:span></text:p>
          </table:table-cell>
          <table:table-cell table:style-name="Table1.F5" office:value-type="string">
            <text:p text:style-name="P3"/>
          </table:table-cell>
        </table:table-row>
      </table:table>
      <text:h text:style-name="P1" text:outline-level="3"><text:bookmark text:name="Sunday_gathering"/><text:span text:style-name="T7">[</text:span><text:a xlink:type="simple" xlink:href="http://teachingopensource.org/index.php?title=POSSE_RIT&amp;action=edit&amp;section=15"><text:span text:style-name="T11">edit</text:span></text:a><text:span text:style-name="T7">] Sunday gathering </text:span></text:h>
      <text:p text:style-name="Standard"><text:soft-page-break/><text:span text:style-name="T2">We'll have a social get-to-know-you gathering (optional, but recommended) on Sunday around dinnertime. Details TBD. </text:span></text:p>
      <text:h text:style-name="P1" text:outline-level="3"><text:bookmark text:name="Thursday_dinner"/><text:span text:style-name="T7">[</text:span><text:a xlink:type="simple" xlink:href="http://teachingopensource.org/index.php?title=POSSE_RIT&amp;action=edit&amp;section=16"><text:span text:style-name="T11">edit</text:span></text:a><text:span text:style-name="T7">] Thursday dinner </text:span></text:h>
      <text:p text:style-name="Standard"><text:span text:style-name="T2">Local open source community members will join us for dinner on Thursday night. Details TBD.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WenQuanYi Zen Hei Sharp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2" style:display-name="Heading 2" style:family="paragraph" style:parent-style-name="Standard" style:default-outline-level="2" style:list-style-name="" style:class="text">
      <style:text-properties style:font-name="Times" fo:font-size="18pt" fo:font-weight="bold" style:font-size-asian="18pt" style:font-weight-asian="bold" style:font-size-complex="10pt"/>
    </style:style>
    <style:style style:name="Heading_20_3" style:display-name="Heading 3" style:family="paragraph" style:parent-style-name="Standard" style:default-outline-level="3" style:list-style-name="" style:class="text">
      <style:text-properties style:font-name="Times" fo:font-size="13.5pt" fo:font-weight="bold" style:font-size-asian="13.5pt" style:font-weight-asian="bold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" fo:font-size="18pt" fo:font-weight="bold" style:font-size-asian="18pt" style:font-weight-asian="bold" style:font-size-complex="10pt"/>
    </style:style>
    <style:style style:name="Heading_20_3_20_Char" style:display-name="Heading 3 Char" style:family="text" style:parent-style-name="Default_20_Paragraph_20_Font">
      <style:text-properties style:font-name="Times" fo:font-size="13.5pt" fo:font-weight="bold" style:font-size-asian="13.5pt" style:font-weight-asian="bol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Dave</dc:creator>
    <meta:editing-cycles>1</meta:editing-cycles>
    <meta:print-date>2010-06-11T14:00:00</meta:print-date>
    <meta:creation-date>2010-06-11T13:59:00</meta:creation-date>
    <dc:date>2010-06-14T16:48:00</dc:date>
    <meta:editing-duration>PT12S</meta:editing-duration>
    <meta:generator>LibreOffice/4.1.0.4$Linux_X86_64 LibreOffice_project/410$Build-4</meta:generator>
    <meta:document-statistic meta:table-count="1" meta:image-count="0" meta:object-count="0" meta:page-count="2" meta:paragraph-count="41" meta:word-count="362" meta:character-count="2405" meta:non-whitespace-character-count="2043"/>
    <meta:user-defined meta:name="AppVersion">12.025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